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co1" style:family="table-column">
      <style:table-column-properties style:column-width="4.568cm" style:use-optimal-column-width="false"/>
    </style:style>
    <style:style style:name="co2" style:family="table-column">
      <style:table-column-properties style:column-width="3.631cm" style:use-optimal-column-width="false"/>
    </style:style>
    <style:style style:name="co3" style:family="table-column">
      <style:table-column-properties style:column-width="4.291cm" style:use-optimal-column-width="false"/>
    </style:style>
    <style:style style:name="co4" style:family="table-column">
      <style:table-column-properties style:column-width="5.787cm" style:use-optimal-column-width="false"/>
    </style:style>
    <style:style style:name="ro1" style:family="table-row">
      <style:table-row-properties style:row-height="3.875cm"/>
    </style:style>
    <style:style style:name="ro2" style:family="table-row">
      <style:table-row-properties style:row-height="2.238cm"/>
    </style:style>
    <style:style style:name="ro3" style:family="table-row">
      <style:table-row-properties style:row-height="3.877cm"/>
    </style:style>
    <style:style style:name="ce1" style:family="table-cell">
      <style:graphic-properties style:repeat="repeat"/>
      <style:text-properties fo:font-size="11pt" style:font-size-asian="11pt" style:font-size-complex="11pt"/>
    </style:style>
    <style:style style:name="P1" style:family="paragraph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frame draw:style-name="standard" draw:layer="layout" svg:width="18.276cm" svg:height="12.227cm" svg:x="1.223cm" svg:y="1.27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/>
              <table:table-cell>
                <text:p text:style-name="P1">CURRENT_FEW</text:p>
              </table:table-cell>
              <table:table-cell>
                <text:p text:style-name="P1">CURRENT_MANY</text:p>
              </table:table-cell>
              <table:table-cell>
                <text:p text:style-name="P1">CURRENT_ENORMOUS</text:p>
              </table:table-cell>
            </table:table-row>
            <table:table-row table:style-name="ro2" table:default-cell-style-name="ce1">
              <table:table-cell>
                <text:p text:style-name="P1">REST_FEW</text:p>
              </table:table-cell>
              <table:table-cell>
                <text:p text:style-name="P1">SHORT</text:p>
              </table:table-cell>
              <table:table-cell>
                <text:p text:style-name="P1">SHORT</text:p>
              </table:table-cell>
              <table:table-cell>
                <text:p text:style-name="P1">FOREVER</text:p>
              </table:table-cell>
            </table:table-row>
            <table:table-row table:style-name="ro2" table:default-cell-style-name="ce1">
              <table:table-cell>
                <text:p text:style-name="P1">REST_MANY</text:p>
              </table:table-cell>
              <table:table-cell>
                <text:p text:style-name="P1">SHORT</text:p>
              </table:table-cell>
              <table:table-cell>
                <text:p text:style-name="P1">VERY_LONG</text:p>
              </table:table-cell>
              <table:table-cell>
                <text:p text:style-name="P1">VERY_LONG</text:p>
              </table:table-cell>
            </table:table-row>
            <table:table-row table:style-name="ro3" table:default-cell-style-name="ce1">
              <table:table-cell>
                <text:p text:style-name="P1">REST_ENORMOUS</text:p>
              </table:table-cell>
              <table:table-cell>
                <text:p text:style-name="P1">SHORT</text:p>
              </table:table-cell>
              <table:table-cell>
                <text:p text:style-name="P1">SHORT</text:p>
              </table:table-cell>
              <table:table-cell>
                <text:p text:style-name="P1">SHORT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arcin Haber</meta:initial-creator>
    <meta:creation-date>2012-05-26T13:32:28</meta:creation-date>
    <dc:date>2012-05-26T13:39:01</dc:date>
    <dc:creator>Marcin Haber</dc:creator>
    <meta:editing-duration>PT6M35S</meta:editing-duration>
    <meta:editing-cycles>2</meta:editing-cycles>
    <meta:generator>LibreOffice/3.3$Unix LibreOffice_project/330m19$Build-401</meta:generator>
    <meta:document-statistic meta:object-count="1"/>
  </office:meta>
</office:document-meta>
</file>